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P1" style:family="paragraph" style:parent-style-name="Header">
      <style:text-properties officeooo:rsid="0010b1c9" officeooo:paragraph-rsid="0010b1c9"/>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6" style:family="paragraph" style:parent-style-name="Standard">
      <style:paragraph-properties fo:margin-left="0cm" fo:margin-right="0cm" fo:line-height="150%" fo:text-align="center" style:justify-single-word="false" fo:text-indent="0cm" style:auto-text-indent="false"/>
      <style:text-properties style:font-name="Arial" fo:font-size="12pt" fo:font-weight="bold" officeooo:rsid="0013a1f5" officeooo:paragraph-rsid="0013a1f5" style:font-size-asian="10.5pt" style:font-weight-asian="bold" style:font-size-complex="12pt" style:font-weight-complex="bold"/>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8" style:family="paragraph" style:parent-style-name="Standard">
      <style:paragraph-properties fo:margin-left="0cm" fo:margin-right="0cm" fo:line-height="150%" fo:text-align="center" style:justify-single-word="false" fo:text-indent="0cm" style:auto-text-indent="false"/>
      <style:text-properties style:font-name="Arial" fo:font-size="18pt" fo:font-weight="bold" officeooo:rsid="001305aa" officeooo:paragraph-rsid="001305aa"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0"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1" style:family="paragraph" style:parent-style-name="Standard" style:list-style-name="L1">
      <style:paragraph-properties fo:margin-left="0cm" fo:margin-right="0cm" fo:line-height="150%" fo:text-align="start" style:justify-single-word="false" fo:text-indent="0cm" style:auto-text-indent="false"/>
      <style:text-properties style:font-name="Arial" fo:font-size="12pt" fo:font-weight="normal" officeooo:rsid="001746b8" officeooo:paragraph-rsid="001910a0" style:font-size-asian="10.5pt" style:font-weight-asian="normal" style:font-size-complex="12pt"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1910a0" style:font-size-asian="10.5pt" style:font-weight-asian="bold" style:font-size-complex="12pt" style:font-weight-complex="bold"/>
    </style:style>
    <style:style style:name="P13" style:family="paragraph" style:parent-style-name="Standard" style:list-style-name="L1">
      <style:paragraph-properties fo:line-height="150%" fo:text-align="start" style:justify-single-word="false"/>
      <style:text-properties style:font-name="Arial" fo:font-size="12pt" fo:font-weight="normal" officeooo:rsid="00172f5d" officeooo:paragraph-rsid="001910a0"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style:font-name="Arial" fo:font-size="12pt" fo:font-weight="normal" officeooo:rsid="00174079" officeooo:paragraph-rsid="001910a0"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style:font-name="Arial" fo:font-size="12pt" fo:font-weight="normal" officeooo:rsid="00188216" officeooo:paragraph-rsid="001910a0"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style:font-name="Arial" fo:font-size="12pt" fo:font-weight="normal" officeooo:rsid="001746b8" officeooo:paragraph-rsid="001910a0"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style:font-name="Arial" fo:font-size="12pt" fo:font-weight="normal" officeooo:rsid="0002f64f" officeooo:paragraph-rsid="001910a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65d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9">Johann-Mathesius-Gymnasium Rochlitz</text:p>
          </table:table-cell>
          <table:table-cell table:style-name="Tabelle1.A1" office:value-type="string">
            <text:p text:style-name="P10">Schuljahr 2017/2018</text:p>
          </table:table-cell>
        </table:table-row>
      </table:table>
      <text:p text:style-name="P3"/>
      <text:p text:style-name="P3"/>
      <text:p text:style-name="P8">Komplexe Leistung</text:p>
      <text:p text:style-name="P4"/>
      <text:p text:style-name="P4"/>
      <text:p text:style-name="P4"/>
      <text:p text:style-name="P4"/>
      <text:p text:style-name="P5">Thema: Darstellung der Funktionsweise von Verschlüsselungsverfahren</text:p>
      <text:p text:style-name="P5"/>
      <text:p text:style-name="P5"/>
      <text:p text:style-name="P5"/>
      <text:p text:style-name="P5"/>
      <text:p text:style-name="P5">Fach : <text:span text:style-name="T1">Mathematik</text:span></text:p>
      <text:p text:style-name="P5"/>
      <text:p text:style-name="P5">Verfasser :<text:span text:style-name="T1"> Moritz Enge</text:span></text:p>
      <text:p text:style-name="P5"/>
      <text:p text:style-name="P5">Betreuender Fachlehrer : <text:span text:style-name="T1">Herr Fritz</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bgabetermin :</text:p>
      <text:p text:style-name="P6"><text:soft-page-break/>Selbstständigkeitserklärung</text:p>
      <text:p text:style-name="P6"/>
      <text:p text:style-name="P7"><text:span text:style-name="T2">Hiermit versichere ich , Moritz Enge, </text:span><text:s/>dass ich diese Arbeit selbstständig angefertigt, nur die angegebenen Hilfsmittel verwendet und alle Stellen,die dem Wortlaut oder nach anderen Werken entnommen sind, durch Angabe der Quellen als Übernahmen kenntlich gemacht habe.</text:p>
      <text:p text:style-name="P7"/>
      <text:p text:style-name="P7">Wechselburg, xx.xx.2017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oft-page-break/>Inhaltsverzeichnis</text:p>
      <text:list xml:id="list1957149552788392473" text:style-name="L1">
        <text:list-item>
          <text:p text:style-name="P13">Einleitung</text:p>
        </text:list-item>
        <text:list-item>
          <text:p text:style-name="P13">Mathematische Grundlagen</text:p>
        </text:list-item>
        <text:list-item>
          <text:p text:style-name="P14">Arten der Verschlüsselungen</text:p>
          <text:list>
            <text:list-item>
              <text:p text:style-name="P14">Symmetrische Verschlüsselung</text:p>
            </text:list-item>
            <text:list-item>
              <text:p text:style-name="P14">Asymmetrische Verschlüsselung</text:p>
            </text:list-item>
            <text:list-item>
              <text:p text:style-name="P14">Hybride Verschlüsselung</text:p>
            </text:list-item>
          </text:list>
        </text:list-item>
        <text:list-item>
          <text:p text:style-name="P14">Vorstellung spezieller Verschlüsselungsverfahren</text:p>
          <text:list>
            <text:list-item>
              <text:p text:style-name="P15"/>
            </text:list-item>
            <text:list-item>
              <text:p text:style-name="P15">Merkle - <text:s/>Hellmann - Kryptosystem</text:p>
            </text:list-item>
            <text:list-item>
              <text:p text:style-name="P16">RSA – Verschlüsselung</text:p>
            </text:list-item>
          </text:list>
        </text:list-item>
        <text:list-item>
          <text:p text:style-name="P17">(„Knacken“ von Verschlüsselungsverfahren)</text:p>
        </text:list-item>
        <text:list-item>
          <text:p text:style-name="P16">Eigenleistung</text:p>
        </text:list-item>
        <text:list-item>
          <text:p text:style-name="P16">Fazit</text:p>
        </text:list-item>
        <text:list-item>
          <text:p text:style-name="P16">Anhang</text:p>
          <text:list>
            <text:list-item>
              <text:p text:style-name="P16">Literaturverzeichnis</text:p>
            </text:list-item>
            <text:list-item>
              <text:p text:style-name="P16">Anlagen</text:p>
            </text:list-item>
            <text:list-item>
              <text:p text:style-name="P11">Selbstständigkeitserkläru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b1c9" officeooo:paragraph-rsid="0010b1c9"/>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0H27M33S</meta:editing-duration>
    <meta:editing-cycles>2</meta:editing-cycles>
    <meta:generator>LibreOffice/5.0.3.2$Windows_x86 LibreOffice_project/e5f16313668ac592c1bfb310f4390624e3dbfb75</meta:generator>
    <dc:date>2017-05-25T18:21:23.560000000</dc:date>
    <meta:document-statistic meta:table-count="1" meta:image-count="0" meta:object-count="0" meta:page-count="3" meta:paragraph-count="30" meta:word-count="116" meta:character-count="979" meta:non-whitespace-character-count="905"/>
  </office:meta>
</office:document-meta>
</file>